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175in" style:use-optimal-column-width="false"/>
    </style:style>
    <style:style style:name="TableColumn3" style:family="table-column">
      <style:table-column-properties style:column-width="1.15in" style:use-optimal-column-width="false"/>
    </style:style>
    <style:style style:name="TableColumn4" style:family="table-column">
      <style:table-column-properties style:column-width="1.15in" style:use-optimal-column-width="false"/>
    </style:style>
    <style:style style:name="TableColumn5" style:family="table-column">
      <style:table-column-properties style:column-width="1.15in" style:use-optimal-column-width="false"/>
    </style:style>
    <style:style style:name="TableColumn6" style:family="table-column">
      <style:table-column-properties style:column-width="1.15in" style:use-optimal-column-width="false"/>
    </style:style>
    <style:style style:name="TableColumn7" style:family="table-column">
      <style:table-column-properties style:column-width="1.15in" style:use-optimal-column-width="false"/>
    </style:style>
    <style:style style:name="Table1" style:family="table" style:master-page-name="MP0">
      <style:table-properties style:width="6.925in" fo:margin-left="0in" table:align="left"/>
    </style:style>
    <style:style style:name="TableRow8" style:family="table-row">
      <style:table-row-properties style:min-row-height="0.3125in" style:use-optimal-row-height="false"/>
    </style:style>
    <style:style style:name="TableCell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 style:parent-style-name="TableContents" style:family="paragraph">
      <style:paragraph-properties fo:break-before="page"/>
      <style:text-properties fo:color="#000000" fo:font-size="11pt" style:font-size-asian="11pt" style:font-size-complex="11pt"/>
    </style:style>
    <style:style style:name="TableCell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 style:parent-style-name="TableContents" style:family="paragraph">
      <style:text-properties fo:color="#000000" fo:font-size="10.5pt" style:font-size-asian="10.5pt" style:font-size-complex="10.5pt"/>
    </style:style>
    <style:style style:name="TableCell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 style:parent-style-name="TableContents" style:family="paragraph">
      <style:text-properties fo:color="#000000"/>
    </style:style>
    <style:style style:name="TableCell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 style:parent-style-name="TableContents" style:family="paragraph">
      <style:text-properties fo:color="#000000"/>
    </style:style>
    <style:style style:name="TableCell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 style:parent-style-name="TableContents" style:family="paragraph">
      <style:text-properties fo:color="#000000"/>
    </style:style>
    <style:style style:name="TableCell19" style:family="table-cell">
      <style:table-cell-properties fo:border="0.0069in solid #000000" style:writing-mode="lr-tb" fo:padding-top="0.0381in" fo:padding-left="0.0381in" fo:padding-bottom="0.0381in" fo:padding-right="0.0381in"/>
    </style:style>
    <style:style style:name="P20" style:parent-style-name="TableContents" style:family="paragraph">
      <style:text-properties fo:color="#000000"/>
    </style:style>
    <style:style style:name="P21" style:parent-style-name="Standard" style:family="paragraph">
      <style:text-properties fo:font-weight="bold" style:font-weight-asian="bold" style:font-weight-complex="bold"/>
    </style:style>
    <style:style style:name="P22" style:parent-style-name="Standard" style:family="paragraph">
      <style:paragraph-properties fo:margin-left="2.4618in" fo:text-indent="-2.4618in">
        <style:tab-stops/>
      </style:paragraph-properties>
    </style:style>
    <style:style style:name="P23" style:parent-style-name="Standard" style:family="paragraph">
      <style:text-properties fo:font-weight="bold" style:font-weight-asian="bold" style:font-weight-complex="bold"/>
    </style:style>
    <style:style style:name="TableColumn25" style:family="table-column">
      <style:table-column-properties style:column-width="1.1534in" style:use-optimal-column-width="false"/>
    </style:style>
    <style:style style:name="TableColumn26" style:family="table-column">
      <style:table-column-properties style:column-width="1.159in" style:use-optimal-column-width="false"/>
    </style:style>
    <style:style style:name="Table24" style:family="table">
      <style:table-properties style:width="2.3125in" fo:margin-left="0in" table:align="left"/>
    </style:style>
    <style:style style:name="TableRow27" style:family="table-row">
      <style:table-row-properties style:min-row-height="0.25in" style:use-optimal-row-height="false"/>
    </style:style>
    <style:style style:name="TableCell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style:style>
    <style:style style:name="TableCell30" style:family="table-cell">
      <style:table-cell-properties fo:border="0.0069in solid #000000" style:writing-mode="lr-tb" fo:padding-top="0.0381in" fo:padding-left="0.0381in" fo:padding-bottom="0.0381in" fo:padding-right="0.0381in"/>
    </style:style>
    <style:style style:name="P31" style:parent-style-name="TableContents" style:family="paragraph">
      <style:text-properties fo:color="#000000" fo:font-size="10.5pt" style:font-size-asian="10.5pt" style:font-size-complex="10.5pt"/>
    </style:style>
    <style:style style:name="P32" style:parent-style-name="Standard" style:family="paragraph">
      <style:text-properties fo:font-weight="bold" style:font-weight-asian="bold" style:font-weight-complex="bold"/>
    </style:style>
    <style:style style:name="TableColumn34" style:family="table-column">
      <style:table-column-properties style:column-width="1.15in" style:use-optimal-column-width="false"/>
    </style:style>
    <style:style style:name="TableColumn35" style:family="table-column">
      <style:table-column-properties style:column-width="1.15in" style:use-optimal-column-width="false"/>
    </style:style>
    <style:style style:name="TableColumn36" style:family="table-column">
      <style:table-column-properties style:column-width="2.3in" style:use-optimal-column-width="false"/>
    </style:style>
    <style:style style:name="Table33" style:family="table">
      <style:table-properties style:width="4.6in" fo:margin-left="0in" table:align="left"/>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text-properties fo:color="#000000"/>
    </style:style>
    <style:style style:name="TableCell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 style:parent-style-name="TableContents" style:family="paragraph">
      <style:text-properties fo:color="#000000" fo:font-size="10.5pt" style:font-size-asian="10.5pt" style:font-size-complex="10.5pt"/>
    </style:style>
    <style:style style:name="TableCell42" style:family="table-cell">
      <style:table-cell-properties fo:border="0.0069in solid #000000" style:writing-mode="lr-tb" fo:padding-top="0.0381in" fo:padding-left="0.0381in" fo:padding-bottom="0.0381in" fo:padding-right="0.0381in"/>
    </style:style>
    <style:style style:name="P43" style:parent-style-name="TableContents" style:family="paragraph">
      <style:text-properties fo:color="#000000"/>
    </style:style>
    <style:style style:name="T44" style:parent-style-name="DefaultParagraphFont"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TableColumn48" style:family="table-column">
      <style:table-column-properties style:column-width="1.15in" style:use-optimal-column-width="false"/>
    </style:style>
    <style:style style:name="TableColumn49" style:family="table-column">
      <style:table-column-properties style:column-width="1.15in" style:use-optimal-column-width="false"/>
    </style:style>
    <style:style style:name="TableColumn50" style:family="table-column">
      <style:table-column-properties style:column-width="1.15in" style:use-optimal-column-width="false"/>
    </style:style>
    <style:style style:name="Table47" style:family="table">
      <style:table-properties style:width="3.45in" fo:margin-left="0in" table:align="lef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text-properties fo:color="#000000"/>
    </style:style>
    <style:style style:name="TableCell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text-properties fo:color="#000000" fo:font-size="10.5pt" style:font-size-asian="10.5pt" style:font-size-complex="10.5pt"/>
    </style:style>
    <style:style style:name="TableCell56" style:family="table-cell">
      <style:table-cell-properties fo:border="0.0069in solid #000000" style:writing-mode="lr-tb" fo:padding-top="0.0381in" fo:padding-left="0.0381in" fo:padding-bottom="0.0381in" fo:padding-right="0.0381in"/>
    </style:style>
    <style:style style:name="P57" style:parent-style-name="TableContents" style:family="paragraph">
      <style:text-properties fo:color="#000000"/>
    </style:style>
    <style:style style:name="P58" style:parent-style-name="Standard" style:family="paragraph">
      <style:text-properties fo:font-weight="bold" style:font-weight-asian="bold" style:font-weight-complex="bold"/>
    </style:style>
    <style:style style:name="TableColumn60" style:family="table-column">
      <style:table-column-properties style:column-width="1.7312in" style:use-optimal-column-width="false"/>
    </style:style>
    <style:style style:name="TableColumn61" style:family="table-column">
      <style:table-column-properties style:column-width="1.7312in" style:use-optimal-column-width="false"/>
    </style:style>
    <style:style style:name="TableColumn62" style:family="table-column">
      <style:table-column-properties style:column-width="1.7312in" style:use-optimal-column-width="false"/>
    </style:style>
    <style:style style:name="TableColumn63" style:family="table-column">
      <style:table-column-properties style:column-width="1.7312in" style:use-optimal-column-width="false"/>
    </style:style>
    <style:style style:name="Table59" style:family="table">
      <style:table-properties style:width="6.925in" fo:margin-left="0in" table:align="left"/>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style:writing-mode="lr-tb" fo:padding-top="0.0201in" fo:padding-left="0.0201in" fo:padding-bottom="0.0201in" fo:padding-right="0.0201in"/>
    </style:style>
    <style:style style:name="P66" style:parent-style-name="TableContents" style:family="paragraph">
      <style:text-properties fo:font-weight="bold" style:font-weight-asian="bold" style:font-weight-complex="bold" fo:color="#000000" fo:font-size="10pt" style:font-size-asian="10pt" style:font-size-complex="10pt"/>
    </style:style>
    <style:style style:name="TableCell67" style:family="table-cell">
      <style:table-cell-properties fo:border-top="0.0069in solid #000000" fo:border-left="0.0138in solid #000000" fo:border-bottom="0.0069in solid #000000" fo:border-right="none" style:writing-mode="lr-tb" fo:padding-top="0.0201in" fo:padding-left="0.0201in" fo:padding-bottom="0.0201in" fo:padding-right="0.0201in"/>
    </style:style>
    <style:style style:name="P68" style:parent-style-name="TableContents" style:family="paragraph">
      <style:text-properties fo:font-weight="bold" style:font-weight-asian="bold" style:font-weight-complex="bold" fo:color="#000000" fo:font-size="10pt" style:font-size-asian="10pt" style:font-size-complex="10pt"/>
    </style:style>
    <style:style style:name="TableCell69" style:family="table-cell">
      <style:table-cell-properties fo:border-top="0.0069in solid #000000" fo:border-left="0.0138in solid #000000" fo:border-bottom="0.0069in solid #000000" fo:border-right="none" style:writing-mode="lr-tb" fo:padding-top="0.0201in" fo:padding-left="0.0201in" fo:padding-bottom="0.0201in" fo:padding-right="0.0201in"/>
    </style:style>
    <style:style style:name="P70" style:parent-style-name="TableContents" style:family="paragraph">
      <style:text-properties fo:font-weight="bold" style:font-weight-asian="bold" style:font-weight-complex="bold" fo:color="#000000" fo:font-size="10pt" style:font-size-asian="10pt" style:font-size-complex="10pt"/>
    </style:style>
    <style:style style:name="TableCell71" style:family="table-cell">
      <style:table-cell-properties fo:border-top="0.0069in solid #000000" fo:border-left="0.0138in solid #000000" fo:border-bottom="0.0069in solid #000000" fo:border-right="0.0069in solid #000000" style:writing-mode="lr-tb" fo:padding-top="0.0201in" fo:padding-left="0.0201in" fo:padding-bottom="0.0201in" fo:padding-right="0.0201in"/>
    </style:style>
    <style:style style:name="P72" style:parent-style-name="TableContents" style:family="paragraph">
      <style:text-properties fo:font-weight="bold" style:font-weight-asian="bold" style:font-weight-complex="bold" fo:color="#000000" fo:font-size="10pt" style:font-size-asian="10pt" style:font-size-complex="10pt"/>
    </style:style>
    <style:style style:name="TableRow73" style:family="table-row">
      <style:table-row-properties style:use-optimal-row-height="false"/>
    </style:style>
    <style:style style:name="TableCell74"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75" style:parent-style-name="TableContents" style:family="paragraph">
      <style:text-properties fo:color="#000000" fo:font-size="10pt" style:font-size-asian="10pt" style:font-size-complex="10pt"/>
    </style:style>
    <style:style style:name="TableCell76"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77" style:parent-style-name="TableContents" style:family="paragraph">
      <style:text-properties fo:color="#000000" fo:font-size="10pt" style:font-size-asian="10pt" style:font-size-complex="10pt"/>
    </style:style>
    <style:style style:name="TableCell78"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79" style:parent-style-name="TableContents" style:family="paragraph">
      <style:text-properties fo:color="#000000" fo:font-size="10pt" style:font-size-asian="10pt" style:font-size-complex="10pt"/>
    </style:style>
    <style:style style:name="TableCell80"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81" style:parent-style-name="TableContents" style:family="paragraph">
      <style:text-properties fo:color="#000000" fo:font-size="10pt" style:font-size-asian="10pt" style:font-size-complex="10pt"/>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84" style:parent-style-name="TableContents" style:family="paragraph">
      <style:text-properties fo:color="#000000" fo:font-size="10pt" style:font-size-asian="10pt" style:font-size-complex="10pt"/>
    </style:style>
    <style:style style:name="TableCell85"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86" style:parent-style-name="TableContents" style:family="paragraph">
      <style:text-properties fo:color="#000000" fo:font-size="10pt" style:font-size-asian="10pt" style:font-size-complex="10pt"/>
    </style:style>
    <style:style style:name="TableCell87"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88" style:parent-style-name="TableContents" style:family="paragraph">
      <style:text-properties fo:color="#000000" fo:font-size="10pt" style:font-size-asian="10pt" style:font-size-complex="10pt"/>
    </style:style>
    <style:style style:name="TableCell89"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90" style:parent-style-name="TableContents" style:family="paragraph">
      <style:text-properties fo:color="#000000" fo:font-size="10pt" style:font-size-asian="10pt" style:font-size-complex="10pt"/>
    </style:style>
    <style:style style:name="TableRow91" style:family="table-row">
      <style:table-row-properties style:use-optimal-row-height="false"/>
    </style:style>
    <style:style style:name="TableCell92"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93" style:parent-style-name="TableContents" style:family="paragraph">
      <style:text-properties fo:color="#000000" fo:font-size="10pt" style:font-size-asian="10pt" style:font-size-complex="10pt"/>
    </style:style>
    <style:style style:name="TableCell94"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95" style:parent-style-name="TableContents" style:family="paragraph">
      <style:text-properties fo:color="#000000" fo:font-size="10pt" style:font-size-asian="10pt" style:font-size-complex="10pt"/>
    </style:style>
    <style:style style:name="TableCell96"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97" style:parent-style-name="TableContents" style:family="paragraph">
      <style:text-properties fo:color="#000000" fo:font-size="10pt" style:font-size-asian="10pt" style:font-size-complex="10pt"/>
    </style:style>
    <style:style style:name="TableCell98"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99" style:parent-style-name="TableContents" style:family="paragraph">
      <style:text-properties fo:color="#000000" fo:font-size="10pt" style:font-size-asian="10pt" style:font-size-complex="10pt"/>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102" style:parent-style-name="TableContents" style:family="paragraph">
      <style:text-properties fo:color="#000000" fo:font-size="10pt" style:font-size-asian="10pt" style:font-size-complex="10pt"/>
    </style:style>
    <style:style style:name="TableCell103"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04" style:parent-style-name="TableContents" style:family="paragraph">
      <style:text-properties fo:color="#000000" fo:font-size="10pt" style:font-size-asian="10pt" style:font-size-complex="10pt"/>
    </style:style>
    <style:style style:name="TableCell105"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06" style:parent-style-name="TableContents" style:family="paragraph">
      <style:text-properties fo:color="#000000" fo:font-size="10pt" style:font-size-asian="10pt" style:font-size-complex="10pt"/>
    </style:style>
    <style:style style:name="TableCell107"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108" style:parent-style-name="TableContents" style:family="paragraph">
      <style:text-properties fo:color="#000000"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111" style:parent-style-name="TableContents" style:family="paragraph">
      <style:text-properties fo:color="#000000" fo:font-size="10pt" style:font-size-asian="10pt" style:font-size-complex="10pt"/>
    </style:style>
    <style:style style:name="TableCell112"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13" style:parent-style-name="TableContents" style:family="paragraph">
      <style:text-properties fo:color="#000000" fo:font-size="10pt" style:font-size-asian="10pt" style:font-size-complex="10pt"/>
    </style:style>
    <style:style style:name="TableCell114"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15" style:parent-style-name="TableContents" style:family="paragraph">
      <style:text-properties fo:color="#000000" fo:font-size="10pt" style:font-size-asian="10pt" style:font-size-complex="10pt"/>
    </style:style>
    <style:style style:name="TableCell116"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117" style:parent-style-name="TableContents" style:family="paragraph">
      <style:text-properties fo:color="#000000"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120" style:parent-style-name="TableContents" style:family="paragraph">
      <style:text-properties fo:color="#000000" fo:font-size="10pt" style:font-size-asian="10pt" style:font-size-complex="10pt"/>
    </style:style>
    <style:style style:name="TableCell121"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22" style:parent-style-name="TableContents" style:family="paragraph">
      <style:text-properties fo:color="#000000" fo:font-size="10pt" style:font-size-asian="10pt" style:font-size-complex="10pt"/>
    </style:style>
    <style:style style:name="TableCell123"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24" style:parent-style-name="TableContents" style:family="paragraph">
      <style:text-properties fo:color="#000000" fo:font-size="10pt" style:font-size-asian="10pt" style:font-size-complex="10pt"/>
    </style:style>
    <style:style style:name="TableCell125"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126" style:parent-style-name="TableContents" style:family="paragraph">
      <style:text-properties fo:color="#000000" fo:font-size="10pt" style:font-size-asian="10pt" style:font-size-complex="10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129" style:parent-style-name="TableContents" style:family="paragraph">
      <style:text-properties fo:color="#000000" fo:font-size="10pt" style:font-size-asian="10pt" style:font-size-complex="10pt"/>
    </style:style>
    <style:style style:name="TableCell130"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31" style:parent-style-name="TableContents" style:family="paragraph">
      <style:text-properties fo:color="#000000" fo:font-size="10pt" style:font-size-asian="10pt" style:font-size-complex="10pt"/>
    </style:style>
    <style:style style:name="TableCell132"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33" style:parent-style-name="TableContents" style:family="paragraph">
      <style:text-properties fo:color="#000000" fo:font-size="10pt" style:font-size-asian="10pt" style:font-size-complex="10pt"/>
    </style:style>
    <style:style style:name="TableCell134"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135" style:parent-style-name="TableContents" style:family="paragraph">
      <style:text-properties fo:color="#000000" fo:font-size="10pt" style:font-size-asian="10pt" style:font-size-complex="10pt"/>
    </style:style>
    <style:style style:name="TableRow136" style:family="table-row">
      <style:table-row-properties style:use-optimal-row-height="false"/>
    </style:style>
    <style:style style:name="TableCell137" style:family="table-cell">
      <style:table-cell-properties fo:border-top="none" fo:border-left="0.0069in solid #000000" fo:border-bottom="0.0069in solid #000000" fo:border-right="none" style:writing-mode="lr-tb" fo:padding-top="0.0201in" fo:padding-left="0.0201in" fo:padding-bottom="0.0201in" fo:padding-right="0.0201in"/>
    </style:style>
    <style:style style:name="P138" style:parent-style-name="TableContents" style:family="paragraph">
      <style:text-properties fo:color="#000000" fo:font-size="10pt" style:font-size-asian="10pt" style:font-size-complex="10pt"/>
    </style:style>
    <style:style style:name="TableCell139"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40" style:parent-style-name="TableContents" style:family="paragraph">
      <style:text-properties fo:color="#000000" fo:font-size="10pt" style:font-size-asian="10pt" style:font-size-complex="10pt"/>
    </style:style>
    <style:style style:name="TableCell141" style:family="table-cell">
      <style:table-cell-properties fo:border-top="none" fo:border-left="0.0138in solid #000000" fo:border-bottom="0.0069in solid #000000" fo:border-right="none" style:writing-mode="lr-tb" fo:padding-top="0.0201in" fo:padding-left="0.0201in" fo:padding-bottom="0.0201in" fo:padding-right="0.0201in"/>
    </style:style>
    <style:style style:name="P142" style:parent-style-name="TableContents" style:family="paragraph">
      <style:text-properties fo:color="#000000" fo:font-size="10pt" style:font-size-asian="10pt" style:font-size-complex="10pt"/>
    </style:style>
    <style:style style:name="TableCell143" style:family="table-cell">
      <style:table-cell-properties fo:border-top="none" fo:border-left="0.0138in solid #000000" fo:border-bottom="0.0069in solid #000000" fo:border-right="0.0069in solid #000000" style:writing-mode="lr-tb" fo:padding-top="0.0201in" fo:padding-left="0.0201in" fo:padding-bottom="0.0201in" fo:padding-right="0.0201in"/>
    </style:style>
    <style:style style:name="P144" style:parent-style-name="TableContents" style:family="paragraph">
      <style:text-properties fo:color="#000000" fo:font-size="10pt" style:font-size-asian="10pt" style:font-size-complex="10pt"/>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TableColumn148" style:family="table-column">
      <style:table-column-properties style:column-width="1.059in"/>
    </style:style>
    <style:style style:name="TableColumn149" style:family="table-column">
      <style:table-column-properties style:column-width="1.4375in"/>
    </style:style>
    <style:style style:name="TableColumn150" style:family="table-column">
      <style:table-column-properties style:column-width="1.9375in"/>
    </style:style>
    <style:style style:name="Table147" style:family="table">
      <style:table-properties style:width="4.434in" fo:margin-left="0in" table:align="lef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0.0069in solid #000000" style:writing-mode="lr-tb" fo:padding-top="0in" fo:padding-left="0.075in" fo:padding-bottom="0in" fo:padding-right="0.075in"/>
    </style:style>
    <style:style style:name="TableColumn156" style:family="table-column">
      <style:table-column-properties style:column-width="1.3006in"/>
    </style:style>
    <style:style style:name="TableColumn157" style:family="table-column">
      <style:table-column-properties style:column-width="0.6597in"/>
    </style:style>
    <style:style style:name="TableColumn158" style:family="table-column">
      <style:table-column-properties style:column-width="1.018in"/>
    </style:style>
    <style:style style:name="TableColumn159" style:family="table-column">
      <style:table-column-properties style:column-width="1.1194in"/>
    </style:style>
    <style:style style:name="TableColumn160" style:family="table-column">
      <style:table-column-properties style:column-width="2.8201in"/>
    </style:style>
    <style:style style:name="Table155" style:family="table">
      <style:table-properties style:width="6.918in" fo:margin-left="0in" table:align="lef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text-properties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fo:font-weight="bold" style:font-weight-asian="bold" style:font-weight-complex="bold"/>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text-properties fo:font-weight="bold" style:font-weight-asian="bold" style:font-weight-complex="bold"/>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text-properties fo:font-weight="bold" style:font-weight-asian="bold" style:font-weight-complex="bold"/>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text-properties fo:font-weight="bold" style:font-weight-asian="bold" style:font-weight-complex="bold"/>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olumn197" style:family="table-column">
      <style:table-column-properties style:column-width="0.1638in"/>
    </style:style>
    <style:style style:name="TableColumn198" style:family="table-column">
      <style:table-column-properties style:column-width="1.3951in"/>
    </style:style>
    <style:style style:name="Table196" style:family="table">
      <style:table-properties style:width="1.559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Column203" style:family="table-column">
      <style:table-column-properties style:column-width="0.559in"/>
    </style:style>
    <style:style style:name="TableColumn204" style:family="table-column">
      <style:table-column-properties style:column-width="1.0625in"/>
    </style:style>
    <style:style style:name="TableColumn205" style:family="table-column">
      <style:table-column-properties style:column-width="1.0625in"/>
    </style:style>
    <style:style style:name="Table202" style:family="table">
      <style:table-properties style:width="2.684in" fo:margin-left="0in" table:align="lef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210" style:parent-style-name="DefaultParagraphFont" style:family="text">
      <style:text-properties style:font-name="Times New Roman" style:font-name-complex="Times New Roman"/>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215" style:parent-style-name="DefaultParagraphFont" style:family="text">
      <style:text-properties style:font-name="Times New Roman" style:font-name-complex="Times New Roman"/>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T220" style:parent-style-name="DefaultParagraphFont" style:family="text">
      <style:text-properties style:font-name="Times New Roman" style:font-name-complex="Times New Roman"/>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Cell224" style:family="table-cell">
      <style:table-cell-properties fo:border="0.0069in solid #000000" style:writing-mode="lr-tb" fo:padding-top="0in" fo:padding-left="0.075in" fo:padding-bottom="0in" fo:padding-right="0.075in"/>
    </style:style>
    <style:style style:name="T225" style:parent-style-name="DefaultParagraphFont" style:family="text">
      <style:text-properties style:font-name="Times New Roman" style:font-name-complex="Times New Roman"/>
    </style:style>
    <style:style style:name="P226" style:parent-style-name="Standard" style:family="paragraph">
      <style:text-properties fo:color="#D9D9D9"/>
    </style:style>
    <style:style style:name="P227" style:parent-style-name="Standard" style:family="paragraph">
      <style:text-properties fo:color="#D9D9D9"/>
    </style:style>
    <style:style style:name="P228" style:parent-style-name="Standard" style:family="paragraph">
      <style:text-properties fo:font-weight="bold" style:font-weight-asian="bold" style:font-weight-complex="bold"/>
    </style:style>
    <style:style style:name="TableColumn230" style:family="table-column">
      <style:table-column-properties style:column-width="1.4965in"/>
    </style:style>
    <style:style style:name="TableColumn231" style:family="table-column">
      <style:table-column-properties style:column-width="1.4965in"/>
    </style:style>
    <style:style style:name="Table229" style:family="table">
      <style:table-properties style:width="2.993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text-properties fo:font-weight="bold" style:font-weight-asian="bold" style:font-weight-complex="bold"/>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TableColumn241" style:family="table-column">
      <style:table-column-properties style:column-width="1.427in"/>
    </style:style>
    <style:style style:name="TableColumn242" style:family="table-column">
      <style:table-column-properties style:column-width="1.4277in"/>
    </style:style>
    <style:style style:name="TableColumn243" style:family="table-column">
      <style:table-column-properties style:column-width="1.4541in"/>
    </style:style>
    <style:style style:name="Table240" style:family="table">
      <style:table-properties style:width="4.309in" fo:margin-left="0in" table:align="left"/>
    </style:style>
    <style:style style:name="TableRow244" style:family="table-row">
      <style:table-row-properties style:min-row-height="0.1895in"/>
    </style:style>
    <style:style style:name="TableCell245" style:family="table-cell">
      <style:table-cell-properties fo:border="0.0069in solid #000000" style:writing-mode="lr-tb" fo:padding-top="0in" fo:padding-left="0.075in" fo:padding-bottom="0in" fo:padding-right="0.075in"/>
    </style:style>
    <style:style style:name="TableCell246" style:family="table-cell">
      <style:table-cell-properties fo:border="0.0069in solid #000000" style:writing-mode="lr-tb" fo:padding-top="0in" fo:padding-left="0.075in" fo:padding-bottom="0in" fo:padding-right="0.075in"/>
    </style:style>
    <style:style style:name="TableCell247" style:family="table-cell">
      <style:table-cell-properties fo:border="0.0069in solid #000000" style:writing-mode="lr-tb" fo:padding-top="0in" fo:padding-left="0.075in" fo:padding-bottom="0in" fo:padding-right="0.075in"/>
    </style:style>
    <style:style style:name="TableColumn249" style:family="table-column">
      <style:table-column-properties style:column-width="1.075in"/>
    </style:style>
    <style:style style:name="TableColumn250" style:family="table-column">
      <style:table-column-properties style:column-width="1.4375in"/>
    </style:style>
    <style:style style:name="TableColumn251" style:family="table-column">
      <style:table-column-properties style:column-width="4.4055in"/>
    </style:style>
    <style:style style:name="Table248" style:family="table">
      <style:table-properties style:width="6.918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TableColumn257" style:family="table-column">
      <style:table-column-properties style:column-width="1.1375in"/>
    </style:style>
    <style:style style:name="TableColumn258" style:family="table-column">
      <style:table-column-properties style:column-width="1.375in"/>
    </style:style>
    <style:style style:name="TableColumn259" style:family="table-column">
      <style:table-column-properties style:column-width="4in"/>
    </style:style>
    <style:style style:name="Table256" style:family="table">
      <style:table-properties style:width="6.5125in" fo:margin-left="0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TableCell262" style:family="table-cell">
      <style:table-cell-properties fo:border="0.0069in solid #000000" style:writing-mode="lr-tb" fo:padding-top="0in" fo:padding-left="0.075in" fo:padding-bottom="0in" fo:padding-right="0.075in"/>
    </style:style>
    <style:style style:name="TableCell263" style:family="table-cell">
      <style:table-cell-properties fo:border="0.0069in solid #000000" style:writing-mode="lr-tb" fo:padding-top="0in" fo:padding-left="0.075in" fo:padding-bottom="0in" fo:padding-right="0.07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Logistical Header</text:p>
          </table:table-cell>
          <table:table-cell table:style-name="TableCell11">
            <text:p text:style-name="P12">Source Card Type</text:p>
          </table:table-cell>
          <table:table-cell table:style-name="TableCell13">
            <text:p text:style-name="P14">[Data Frame 1]</text:p>
          </table:table-cell>
          <table:table-cell table:style-name="TableCell15">
            <text:p text:style-name="P16">[Data Frame 2]</text:p>
          </table:table-cell>
          <table:table-cell table:style-name="TableCell17">
            <text:p text:style-name="P18">[Data …]</text:p>
          </table:table-cell>
          <table:table-cell table:style-name="TableCell19">
            <text:p text:style-name="P20">[Data Frame n]</text:p>
          </table:table-cell>
        </table:table-row>
      </table:table>
      <text:p text:style-name="Standard">0<text:tab/><text:tab/><text:s text:c="3"/>4 <text:s text:c="25"/>8 <text:s text:c="24"/>16 <text:s text:c="23"/>24 <text:s text:c="23"/>32 <text:s text:c="21"/>n</text:p>
      <text:p text:style-name="P21">Logistical Header:</text:p>
      <text:p text:style-name="Standard"><text:tab/>Logistical Request<text:s/><text:tab/>→<text:s/><text:tab/>(0x0) Used to poll<text:s/>Followers<text:s/>for information.</text:p>
      <text:p text:style-name="Standard"><text:tab/>Logistical Response<text:s/><text:tab/>→<text:s/><text:tab/>(0x1) Responds to Logistical Request. Followed by yes/no data<text:s/><text:tab/><text:tab/><text:tab/><text:tab/><text:tab/><text:tab/><text:tab/>frame.</text:p>
      <text:p text:style-name="Standard"><text:tab/>Error<text:s/><text:tab/><text:tab/><text:tab/>→<text:tab/>(0x2) Used to report an error.</text:p>
      <text:p text:style-name="Standard"><text:tab/>Data<text:s/><text:tab/><text:tab/><text:tab/>→<text:tab/>(0x3) Used to send non-logistical data.</text:p>
      <text:p text:style-name="Standard"/>
      <text:p text:style-name="Standard"><text:tab/>Acknowledgement <text:s text:c="3"/><text:tab/><text:tab/>(0x4) Sent to follower devices to say message was received</text:p>
      <text:p text:style-name="Standard"><text:tab/>Boot<text:tab/><text:tab/><text:tab/><text:tab/>(0x5)<text:s/>When booting up sends information to slave</text:p>
      <text:p text:style-name="Standard"><text:tab/>Interrupt<text:tab/><text:tab/><text:tab/>(0x6)<text:s/>Allows for slaves to interrupt connection</text:p>
      <text:p text:style-name="Standard"><text:tab/>Command Request<text:tab/><text:tab/>(0x7) request to send a command<text:s/>to Follower device</text:p>
      <text:p text:style-name="P22"><text:s text:c="11"/><text:s/>Command Response<text:tab/>(0x8) Responds<text:s/>to receive message of command (acknowledges <text:s text:c="5"/>before performing the command</text:p>
      <text:p text:style-name="Standard"><text:tab/></text:p>
      <text:p text:style-name="Standard"/>
      <text:p text:style-name="Standard"/>
      <text:p text:style-name="P23">Logistical Request Format</text:p>
      <table:table table:style-name="Table24">
        <table:table-columns>
          <table:table-column table:style-name="TableColumn25"/>
          <table:table-column table:style-name="TableColumn26"/>
        </table:table-columns>
        <table:table-row table:style-name="TableRow27">
          <table:table-cell table:style-name="TableCell28">
            <text:p text:style-name="P29">0b0000</text:p>
          </table:table-cell>
          <table:table-cell table:style-name="TableCell30">
            <text:p text:style-name="P31">Source Card Type</text:p>
          </table:table-cell>
        </table:table-row>
      </table:table>
      <text:p text:style-name="Standard">0 <text:s text:c="24"/>4 <text:s text:c="24"/>8</text:p>
      <text:p text:style-name="Standard"><text:tab/>This is sent to a slave to ask if there is any message for the master to read from it. The slave will always respond with a logistical response. If the Logistical Request times out, it will be viewed as an error. In such a timeout case, the slave may be assumed non-responsive or not installed into the motherboard and may be taken out of the communication update loop.</text:p>
      <text:p text:style-name="Standard"/>
      <text:p text:style-name="P32">Logistical Response Format</text:p>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0b0001</text:p>
          </table:table-cell>
          <table:table-cell table:style-name="TableCell40">
            <text:p text:style-name="P41">Source Card Type</text:p>
          </table:table-cell>
          <table:table-cell table:style-name="TableCell42">
            <text:p text:style-name="P43">(0b0 / 0b1) , Buffer Size</text:p>
          </table:table-cell>
        </table:table-row>
      </table:table>
      <text:p text:style-name="Standard">0 <text:s text:c="24"/>4 <text:s text:c="22"/><text:s text:c="2"/>8<text:s text:c="2"/><text:s/>9<text:s text:c="47"/>16</text:p>
      <text:p text:style-name="Standard"><text:span text:style-name="T44"><text:tab/></text:span>This is sent back to the master in response to a Logistical Request. It contains only the Logistical Header and one 8-bit data frame. The first bit in the data frame answers a yes or no to the question. 0 indicates that there is data to read from the slave, while a 1 indicates that there is not. The remaining 7 bits in this data frame denote the amount of sequential bits of data to be read. Since I2C reads 8-bit data frames, rather than direct bits, it is suggested that any data is built in 8 bit blocks, though extra bits can simply be ignored.</text:p>
      <text:p text:style-name="P45"/>
      <text:p text:style-name="P46">Error</text:p>
      <text:p text:style-name="Standard"><text:s/></text:p>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0b0010</text:p>
          </table:table-cell>
          <table:table-cell table:style-name="TableCell54">
            <text:p text:style-name="P55">Source Card Type</text:p>
          </table:table-cell>
          <table:table-cell table:style-name="TableCell56">
            <text:p text:style-name="P57">Error Type</text:p>
          </table:table-cell>
        </table:table-row>
      </table:table>
      <text:p text:style-name="Standard">0<text:tab/><text:tab/><text:s text:c="3"/>4<text:tab/><text:tab/><text:s text:c="7"/>8<text:tab/><text:tab/><text:s text:c="10"/>16</text:p>
      <text:p text:style-name="Standard"><text:tab/>The Error Header is used to report an error to the master. Error Type is an 8-bit data frame that denotes the error code. These error codes will be card specific, so they can only be defined as part of the card design. Since there are 16 reportable card types and one 8-bit data frame for the error code, it’s suggested that error codes are defined by card type as denoted below, though this isn’t required.</text:p>
      <text:p text:style-name="P58"/>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Card Type</text:p>
          </table:table-cell>
          <table:table-cell table:style-name="TableCell67">
            <text:p text:style-name="P68">Error Code Range</text:p>
          </table:table-cell>
          <table:table-cell table:style-name="TableCell69">
            <text:p text:style-name="P70">Card Type</text:p>
          </table:table-cell>
          <table:table-cell table:style-name="TableCell71">
            <text:p text:style-name="P72">Error Code Range</text:p>
          </table:table-cell>
        </table:table-row>
        <text:soft-page-break/>
        <table:table-row table:style-name="TableRow73">
          <table:table-cell table:style-name="TableCell74">
            <text:p text:style-name="P75">0</text:p>
          </table:table-cell>
          <table:table-cell table:style-name="TableCell76">
            <text:p text:style-name="P77">0-4095</text:p>
          </table:table-cell>
          <table:table-cell table:style-name="TableCell78">
            <text:p text:style-name="P79">8</text:p>
          </table:table-cell>
          <table:table-cell table:style-name="TableCell80">
            <text:p text:style-name="P81">32768-36863</text:p>
          </table:table-cell>
        </table:table-row>
        <table:table-row table:style-name="TableRow82">
          <table:table-cell table:style-name="TableCell83">
            <text:p text:style-name="P84">1</text:p>
          </table:table-cell>
          <table:table-cell table:style-name="TableCell85">
            <text:p text:style-name="P86">4096-8191</text:p>
          </table:table-cell>
          <table:table-cell table:style-name="TableCell87">
            <text:p text:style-name="P88">9</text:p>
          </table:table-cell>
          <table:table-cell table:style-name="TableCell89">
            <text:p text:style-name="P90">36864-40959</text:p>
          </table:table-cell>
        </table:table-row>
        <table:table-row table:style-name="TableRow91">
          <table:table-cell table:style-name="TableCell92">
            <text:p text:style-name="P93">2</text:p>
          </table:table-cell>
          <table:table-cell table:style-name="TableCell94">
            <text:p text:style-name="P95">8192-12287</text:p>
          </table:table-cell>
          <table:table-cell table:style-name="TableCell96">
            <text:p text:style-name="P97">A</text:p>
          </table:table-cell>
          <table:table-cell table:style-name="TableCell98">
            <text:p text:style-name="P99">40960-45055</text:p>
          </table:table-cell>
        </table:table-row>
        <table:table-row table:style-name="TableRow100">
          <table:table-cell table:style-name="TableCell101">
            <text:p text:style-name="P102">3</text:p>
          </table:table-cell>
          <table:table-cell table:style-name="TableCell103">
            <text:p text:style-name="P104">12288-16383</text:p>
          </table:table-cell>
          <table:table-cell table:style-name="TableCell105">
            <text:p text:style-name="P106">B</text:p>
          </table:table-cell>
          <table:table-cell table:style-name="TableCell107">
            <text:p text:style-name="P108">45056-49151</text:p>
          </table:table-cell>
        </table:table-row>
        <table:table-row table:style-name="TableRow109">
          <table:table-cell table:style-name="TableCell110">
            <text:p text:style-name="P111">4</text:p>
          </table:table-cell>
          <table:table-cell table:style-name="TableCell112">
            <text:p text:style-name="P113">16384-20479</text:p>
          </table:table-cell>
          <table:table-cell table:style-name="TableCell114">
            <text:p text:style-name="P115">C</text:p>
          </table:table-cell>
          <table:table-cell table:style-name="TableCell116">
            <text:p text:style-name="P117">49152-53247</text:p>
          </table:table-cell>
        </table:table-row>
        <table:table-row table:style-name="TableRow118">
          <table:table-cell table:style-name="TableCell119">
            <text:p text:style-name="P120">5</text:p>
          </table:table-cell>
          <table:table-cell table:style-name="TableCell121">
            <text:p text:style-name="P122">20480-24575</text:p>
          </table:table-cell>
          <table:table-cell table:style-name="TableCell123">
            <text:p text:style-name="P124">D</text:p>
          </table:table-cell>
          <table:table-cell table:style-name="TableCell125">
            <text:p text:style-name="P126">53248-57343</text:p>
          </table:table-cell>
        </table:table-row>
        <table:table-row table:style-name="TableRow127">
          <table:table-cell table:style-name="TableCell128">
            <text:p text:style-name="P129">6</text:p>
          </table:table-cell>
          <table:table-cell table:style-name="TableCell130">
            <text:p text:style-name="P131">24576-28671</text:p>
          </table:table-cell>
          <table:table-cell table:style-name="TableCell132">
            <text:p text:style-name="P133">E</text:p>
          </table:table-cell>
          <table:table-cell table:style-name="TableCell134">
            <text:p text:style-name="P135">57344-61439</text:p>
          </table:table-cell>
        </table:table-row>
        <table:table-row table:style-name="TableRow136">
          <table:table-cell table:style-name="TableCell137">
            <text:p text:style-name="P138">7</text:p>
          </table:table-cell>
          <table:table-cell table:style-name="TableCell139">
            <text:p text:style-name="P140">28672-32767</text:p>
          </table:table-cell>
          <table:table-cell table:style-name="TableCell141">
            <text:p text:style-name="P142">F</text:p>
          </table:table-cell>
          <table:table-cell table:style-name="TableCell143">
            <text:p text:style-name="P144">61440-65535</text:p>
          </table:table-cell>
        </table:table-row>
      </table:table>
      <text:p text:style-name="P145"/>
      <text:p text:style-name="P146">Data</text:p>
      <text:p text:style-name="Standard">4-wire AC (Card Type 0x2)</text:p>
      <text:p text:style-name="Standard"><text:tab/>Input</text:p>
      <table:table table:style-name="Table147">
        <table:table-columns>
          <table:table-column table:style-name="TableColumn148"/>
          <table:table-column table:style-name="TableColumn149"/>
          <table:table-column table:style-name="TableColumn150"/>
        </table:table-columns>
        <table:table-row table:style-name="TableRow151">
          <table:table-cell table:style-name="TableCell152">
            <text:p text:style-name="Standard">0b0011</text:p>
          </table:table-cell>
          <table:table-cell table:style-name="TableCell153">
            <text:p text:style-name="Standard">4 wire AC (card)</text:p>
          </table:table-cell>
          <table:table-cell table:style-name="TableCell154">
            <text:p text:style-name="Standard">Specific<text:s/>Card Data ---- &gt;</text:p>
          </table:table-cell>
        </table:table-row>
      </table:table>
      <text:p text:style-name="Standard">0<text:tab/><text:tab/>4<text:tab/><text:tab/><text:tab/>8<text:tab/><text:tab/><text:tab/><text:tab/>48</text:p>
      <text:p text:style-name="Standard"/>
      <text:p text:style-name="Standard"/>
      <text:p text:style-name="Standard">4 - Wire AC (Card Data)</text:p>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Channel number<text:s/></text:p>
          </table:table-cell>
          <table:table-cell table:style-name="TableCell164">
            <text:p text:style-name="P165">On/Off</text:p>
          </table:table-cell>
          <table:table-cell table:style-name="TableCell166">
            <text:p text:style-name="P167">Voltage flag</text:p>
          </table:table-cell>
          <table:table-cell table:style-name="TableCell168">
            <text:p text:style-name="P169">Range</text:p>
          </table:table-cell>
          <table:table-cell table:style-name="TableCell170">
            <text:p text:style-name="P171">32-bit Resistance data</text:p>
          </table:table-cell>
        </table:table-row>
        <table:table-row table:style-name="TableRow172">
          <table:table-cell table:style-name="TableCell173">
            <text:p text:style-name="Standard">0b000</text:p>
          </table:table-cell>
          <table:table-cell table:style-name="TableCell174">
            <text:p text:style-name="Standard">0b0</text:p>
          </table:table-cell>
          <table:table-cell table:style-name="TableCell175">
            <text:p text:style-name="Standard">0b0</text:p>
          </table:table-cell>
          <table:table-cell table:style-name="TableCell176">
            <text:p text:style-name="Standard">0b000</text:p>
          </table:table-cell>
          <table:table-cell table:style-name="TableCell177">
            <text:p text:style-name="Standard">0b0000 0000 0000 0000…. 0000</text:p>
          </table:table-cell>
        </table:table-row>
        <table:table-row table:style-name="TableRow178">
          <table:table-cell table:style-name="TableCell179">
            <text:p text:style-name="Standard">0b001</text:p>
          </table:table-cell>
          <table:table-cell table:style-name="TableCell180">
            <text:p text:style-name="Standard"/>
          </table:table-cell>
          <table:table-cell table:style-name="TableCell181">
            <text:p text:style-name="Standard"/>
          </table:table-cell>
          <table:table-cell table:style-name="TableCell182">
            <text:p text:style-name="Standard"/>
          </table:table-cell>
          <table:table-cell table:style-name="TableCell183">
            <text:p text:style-name="Standard"/>
          </table:table-cell>
        </table:table-row>
        <table:table-row table:style-name="TableRow184">
          <table:table-cell table:style-name="TableCell185">
            <text:p text:style-name="Standard">0b010</text:p>
          </table:table-cell>
          <table:table-cell table:style-name="TableCell186">
            <text:p text:style-name="Standard"/>
          </table:table-cell>
          <table:table-cell table:style-name="TableCell187">
            <text:p text:style-name="Standard"/>
          </table:table-cell>
          <table:table-cell table:style-name="TableCell188">
            <text:p text:style-name="Standard"/>
          </table:table-cell>
          <table:table-cell table:style-name="TableCell189">
            <text:p text:style-name="Standard"/>
          </table:table-cell>
        </table:table-row>
        <table:table-row table:style-name="TableRow190">
          <table:table-cell table:style-name="TableCell191">
            <text:p text:style-name="Standard">0b011</text:p>
          </table:table-cell>
          <table:table-cell table:style-name="TableCell192">
            <text:p text:style-name="Standard"/>
          </table:table-cell>
          <table:table-cell table:style-name="TableCell193">
            <text:p text:style-name="Standard"/>
          </table:table-cell>
          <table:table-cell table:style-name="TableCell194">
            <text:p text:style-name="Standard"/>
          </table:table-cell>
          <table:table-cell table:style-name="TableCell195">
            <text:p text:style-name="Standard"/>
          </table:table-cell>
        </table:table-row>
      </table:table>
      <text:p text:style-name="Standard">8<text:tab/><text:tab/><text:s text:c="3"/>11<text:tab/><text:s text:c="3"/><text:s text:c="6"/>12<text:s/><text:tab/><text:s text:c="11"/>13<text:tab/><text:tab/><text:s text:c="3"/>16<text:tab/><text:tab/><text:tab/><text:s text:c="8"/><text:tab/><text:tab/><text:s text:c="7"/>48</text:p>
      <text:p text:style-name="Standard"/>
      <text:p text:style-name="Standard">Channel number:</text:p>
      <text:p text:style-name="Standard"><text:tab/>4 channels each on will contain a setting for whether the channel will be on or off and what the range that channel will be.<text:s/></text:p>
      <text:p text:style-name="Standard"/>
      <text:p text:style-name="Standard">On/Off:</text:p>
      <text:p text:style-name="Standard"/>
      <text:p text:style-name="Standard">1 value for on</text:p>
      <text:p text:style-name="Standard">0 Value for off</text:p>
      <text:p text:style-name="Standard"/>
      <text:p text:style-name="Standard">Voltage flag:</text:p>
      <text:p text:style-name="Standard"/>
      <text:p text:style-name="Standard">Using the extra byte from the range to be a voltage flag.<text:s/>When 1 it means the number is returning a voltage when low it is returning a resistance value</text:p>
      <text:p text:style-name="Standard"/>
      <text:p text:style-name="Standard"><text:tab/></text:p>
      <text:p text:style-name="Standard">Range:</text:p>
      <table:table table:style-name="Table196">
        <table:table-columns>
          <table:table-column table:style-name="TableColumn197"/>
          <table:table-column table:style-name="TableColumn198"/>
        </table:table-columns>
        <table:table-row table:style-name="TableRow199">
          <table:table-cell table:style-name="TableCell200">
            <text:p text:style-name="Standard"/>
          </table:table-cell>
          <table:table-cell table:style-name="TableCell201">
            <text:p text:style-name="Standard">Range</text:p>
          </table:table-cell>
        </table:table-row>
      </table:table>
      <text:p text:style-name="Standard">0<text:tab/><text:tab/><text:tab/>4</text:p>
      <text:p text:style-name="Standard"/>
      <text:p text:style-name="Standard"><text:tab/>Represent the possible range of resistance that can be used by the 4 wire ac.<text:s/>This uses only three bits originally it was 4 with a buffer zero value but the extra zero bit is now going to be used a Boolean to represent if the data being received is a voltage or a resistance.</text:p>
      <text:p text:style-name="Standard"/>
      <text:p text:style-name="Standard"/>
      <text:p text:style-name="Standard"/>
      <table:table table:style-name="Table202">
        <table:table-columns>
          <table:table-column table:style-name="TableColumn203"/>
          <table:table-column table:style-name="TableColumn204"/>
          <table:table-column table:style-name="TableColumn205"/>
        </table:table-columns>
        <table:table-row table:style-name="TableRow206">
          <table:table-cell table:style-name="TableCell207">
            <text:p text:style-name="Standard">Flag</text:p>
          </table:table-cell>
          <table:table-cell table:style-name="TableCell208">
            <text:p text:style-name="Standard">000</text:p>
          </table:table-cell>
          <table:table-cell table:style-name="TableCell209">
            <text:p text:style-name="Standard">10K<text:s/><text:span text:style-name="T210">Ω</text:span></text:p>
          </table:table-cell>
        </table:table-row>
        <table:table-row table:style-name="TableRow211">
          <table:table-cell table:style-name="TableCell212">
            <text:p text:style-name="Standard"/>
          </table:table-cell>
          <table:table-cell table:style-name="TableCell213">
            <text:p text:style-name="Standard">001</text:p>
          </table:table-cell>
          <table:table-cell table:style-name="TableCell214">
            <text:p text:style-name="Standard">100K<text:span text:style-name="T215">Ω</text:span></text:p>
          </table:table-cell>
        </table:table-row>
        <table:table-row table:style-name="TableRow216">
          <table:table-cell table:style-name="TableCell217">
            <text:p text:style-name="Standard"/>
          </table:table-cell>
          <table:table-cell table:style-name="TableCell218">
            <text:p text:style-name="Standard">010</text:p>
          </table:table-cell>
          <table:table-cell table:style-name="TableCell219">
            <text:p text:style-name="Standard">1M<text:span text:style-name="T220">Ω</text:span></text:p>
          </table:table-cell>
        </table:table-row>
        <table:table-row table:style-name="TableRow221">
          <table:table-cell table:style-name="TableCell222">
            <text:p text:style-name="Standard"/>
          </table:table-cell>
          <table:table-cell table:style-name="TableCell223">
            <text:p text:style-name="Standard">011</text:p>
          </table:table-cell>
          <table:table-cell table:style-name="TableCell224">
            <text:p text:style-name="Standard">10M<text:span text:style-name="T225">Ω</text:span></text:p>
          </table:table-cell>
        </table:table-row>
      </table:table>
      <text:p text:style-name="Standard">0<text:tab/>1<text:tab/><text:tab/>4</text:p>
      <text:p text:style-name="Standard"/>
      <text:p text:style-name="Standard"/>
      <text:p text:style-name="P226">16 bit Resistance Data</text:p>
      <text:p text:style-name="P227">If we are using decimal numbers in returning back resistance values then the<text:s/></text:p>
      <text:p text:style-name="Standard"/>
      <text:p text:style-name="Standard">*Changed to 32 bits precision of byte data*</text:p>
      <text:p text:style-name="Standard"/>
      <text:p text:style-name="Standard">This is<text:s/>intended<text:s/>to be a scientific notation of data</text:p>
      <text:p text:style-name="Standard">8 bits to represent the whole number with 24 bits of decimal point precision using mantissa binary numbers</text:p>
      <text:p text:style-name="Standard">Some bits will be reserved to represent as an exponential value.<text:s/></text:p>
      <text:p text:style-name="Standard">Currently we can used the last 8 bits of the 24 decimal point precision as exponential (max value of 255) or signed bit ( 127 to -128)</text:p>
      <text:p text:style-name="Standard"/>
      <text:p text:style-name="Standard">Higher resistance is needed for when it gets below <text:s/>1 K due to self heating</text:p>
      <text:p text:style-name="Standard">Difference modes when different resistors are attached to the 4 wire ac card</text:p>
      <text:p text:style-name="Standard"/>
      <text:p text:style-name="Standard">The card will have to convert the voltage or resistance into scientific notation.<text:s/>The scientific notation of the conversion will be displayed onto the GUI.<text:s/></text:p>
      <text:p text:style-name="Standard"/>
      <text:p text:style-name="Standard"/>
      <text:p text:style-name="Standard"/>
      <text:p text:style-name="Standard"/>
      <text:p text:style-name="Standard"/>
      <text:p text:style-name="Standard"/>
      <text:p text:style-name="Standard"/>
      <text:p text:style-name="Standard"/>
      <text:p text:style-name="Standard">4 Channels<text:s/></text:p>
      <text:p text:style-name="Standard">Measuring 4 temperatures (change in resistance) uses 16 bits of double precision<text:s/></text:p>
      <text:p text:style-name="Standard">Returns a resistance that ranges from ~100ohm<text:s/>to 100Kohm</text:p>
      <text:p text:style-name="Standard"/>
      <text:p text:style-name="Standard"/>
      <text:p text:style-name="Standard"/>
      <text:p text:style-name="Standard">Error:</text:p>
      <text:p text:style-name="Standard">Time out</text:p>
      <text:p text:style-name="Standard">Could not detect master – time out</text:p>
      <text:p text:style-name="Standard">Could<text:s/>not understand master request</text:p>
      <text:p text:style-name="Standard">Value in sent to device does not make sense</text:p>
      <text:p text:style-name="Standard"/>
      <text:p text:style-name="Standard"/>
      <text:p text:style-name="Standard"/>
      <text:p text:style-name="Standard"/>
      <text:p text:style-name="Standard"/>
      <text:p text:style-name="P228">Boot</text:p>
      <table:table table:style-name="Table229">
        <table:table-columns>
          <table:table-column table:style-name="TableColumn230"/>
          <table:table-column table:style-name="TableColumn231"/>
        </table:table-columns>
        <table:table-row table:style-name="TableRow232">
          <table:table-cell table:style-name="TableCell233">
            <text:p text:style-name="P234">0b0100</text:p>
          </table:table-cell>
          <table:table-cell table:style-name="TableCell235">
            <text:p text:style-name="P236">Source card</text:p>
          </table:table-cell>
        </table:table-row>
      </table:table>
      <text:p text:style-name="P237">0<text:tab/><text:tab/><text:tab/>4<text:tab/><text:tab/><text:tab/>8</text:p>
      <text:p text:style-name="Standard"><text:tab/>The initial message the master sends out for slaves to respond to. The slaves are to respond with their typical logistical response with what card they are but they will have no data attached to them, so they will send all zeros.<text:s/>On this initial boot the Master will wait for a response from each possible card and then add<text:s/>each card to the round Robin while loop if the corresponding source card responds within a certain time limit. There is a possible of 10 max cards so the increment of the source card number will max at 10 (Actually at 0b0111)</text:p>
      <text:p text:style-name="Standard"/>
      <text:p text:style-name="Standard"/>
      <text:p text:style-name="Standard"/>
      <text:p text:style-name="P238">Interrupt</text:p>
      <text:p text:style-name="P239"/>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Standard">0b0101</text:p>
          </table:table-cell>
          <table:table-cell table:style-name="TableCell246">
            <text:p text:style-name="Standard">Source Card Type</text:p>
          </table:table-cell>
          <table:table-cell table:style-name="TableCell247">
            <text:p text:style-name="Standard">Interrupt data</text:p>
          </table:table-cell>
        </table:table-row>
      </table:table>
      <text:p text:style-name="Standard">0<text:tab/><text:tab/><text:s text:c="10"/>4<text:tab/><text:tab/><text:s text:c="9"/>8<text:tab/><text:tab/><text:tab/><text:s text:c="7"/>16</text:p>
      <text:p text:style-name="Standard"><text:tab/>Triggers an interrupt to happen to allow the card to break the master out of the Round Robin. It has the interrupt trigger and what source card and telling the master what it wants to do. The master will handle the Interrupt before going back to what it was doing. Once the interrupt is finished the master will continue its while loop rounds of all the cards registered as slaves, checking for information.</text:p>
      <text:p text:style-name="Standard"/>
      <text:p text:style-name="Standard"/>
      <text:p text:style-name="Standard"/>
      <text:p text:style-name="Standard"/>
      <text:p text:style-name="Standard">Command Request</text:p>
      <table:table table:style-name="Table248">
        <table:table-columns>
          <table:table-column table:style-name="TableColumn249"/>
          <table:table-column table:style-name="TableColumn250"/>
          <table:table-column table:style-name="TableColumn251"/>
        </table:table-columns>
        <table:table-row table:style-name="TableRow252">
          <table:table-cell table:style-name="TableCell253">
            <text:p text:style-name="Standard">0b0111</text:p>
          </table:table-cell>
          <table:table-cell table:style-name="TableCell254">
            <text:p text:style-name="Standard">Source card type</text:p>
          </table:table-cell>
          <table:table-cell table:style-name="TableCell255">
            <text:p text:style-name="Standard">Command type list</text:p>
          </table:table-cell>
        </table:table-row>
      </table:table>
      <text:p text:style-name="Standard"/>
      <text:p text:style-name="Standard"><text:tab/>This will be used by the Leader device to send to Follower to have them perform a command</text:p>
      <text:p text:style-name="Standard">Possible commands to be used (functions vary from card to card):</text:p>
      <text:p text:style-name="Standard">Shutdown</text:p>
      <text:p text:style-name="Standard">Change settings<text:s/></text:p>
      <text:p text:style-name="Standard"><text:tab/>Temp</text:p>
      <text:p text:style-name="Standard"><text:tab/>Voltage or resistance data</text:p>
      <text:p text:style-name="Standard"><text:tab/>Resistance range</text:p>
      <text:p text:style-name="Standard"/>
      <text:p text:style-name="Standard"/>
      <text:p text:style-name="Standard">Command Response</text:p>
      <table:table table:style-name="Table256">
        <table:table-columns>
          <table:table-column table:style-name="TableColumn257"/>
          <table:table-column table:style-name="TableColumn258"/>
          <table:table-column table:style-name="TableColumn259"/>
        </table:table-columns>
        <table:table-row table:style-name="TableRow260">
          <table:table-cell table:style-name="TableCell261">
            <text:p text:style-name="Standard">0b1000</text:p>
          </table:table-cell>
          <table:table-cell table:style-name="TableCell262">
            <text:p text:style-name="Standard">Source card type</text:p>
          </table:table-cell>
          <table:table-cell table:style-name="TableCell263">
            <text:p text:style-name="Standard">Data?</text:p>
          </table:table-cell>
        </table:table-row>
      </table:table>
      <text:p text:style-name="Standard">0<text:tab/><text:tab/>4<text:tab/><text:tab/><text:tab/>8</text:p>
      <text:p text:style-name="Standard">An acknowledgement that the card has received the command.</text:p>
      <text:p text:style-name="Standard"><text:tab/>(card will acknowledge After doing command)</text:p>
      <text:p text:style-name="Standard">Not sure if a data portion is going to be needed could be used as something similar to logistical requestion to write if the card has any new data to report after the command has been executed. (NOTE: if data portion is not needed then the acknowledgement can be send before performing the command. This data can also instead be sent as either a regular round robin or a interrupt inste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ttleson-Trutza, Laura I</meta:initial-creator>
    <dc:creator>Vettleson-Trutza, Laura I</dc:creator>
    <meta:creation-date>2021-07-13T15:57:00Z</meta:creation-date>
    <dc:date>2021-08-13T22:12:00Z</dc:date>
    <meta:template xlink:href="Normal.dotm" xlink:type="simple"/>
    <meta:editing-cycles>2</meta:editing-cycles>
    <meta:editing-duration>PT404220S</meta:editing-duration>
    <meta:document-statistic meta:page-count="4" meta:paragraph-count="13" meta:word-count="1045" meta:character-count="6993" meta:row-count="49" meta:non-whitespace-character-count="5961"/>
  </office:meta>
</office:document-meta>
</file>